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h</text:p>
          </table:table-cell>
          <table:table-cell office:value-type="string">
            <text:p>k</text:p>
          </table:table-cell>
          <table:table-cell office:value-type="string">
            <text:p>px</text:p>
          </table:table-cell>
          <table:table-cell office:value-type="string">
            <text:p>pz</text:p>
          </table:table-cell>
          <table:table-cell office:value-type="string">
            <text:p>bkgd</text:p>
          </table:table-cell>
          <table:table-cell office:value-type="string">
            <text:p>box</text:p>
          </table:table-cell>
          <table:table-cell office:value-type="string">
            <text:p>I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20 by 20</text:p>
          </table:table-cell>
          <table:table-cell office:value-type="float" office:value="15480">
            <text:p>15480</text:p>
          </table:table-cell>
          <table:table-cell table:formula="of:=[.G2]/[.$G$3]*10000" office:value-type="float" office:value="88.558352402746">
            <text:p>88.558352402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20 by 20</text:p>
          </table:table-cell>
          <table:table-cell office:value-type="float" office:value="1748000">
            <text:p>1748000</text:p>
          </table:table-cell>
          <table:table-cell table:formula="of:=[.G3]/[.$G$3]*10000" office:value-type="float" office:value="10000">
            <text:p>10000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3">
            <text:p>33</text:p>
          </table:table-cell>
          <table:table-cell office:value-type="string">
            <text:p>20 by 20</text:p>
          </table:table-cell>
          <table:table-cell office:value-type="float" office:value="4443">
            <text:p>4443</text:p>
          </table:table-cell>
          <table:table-cell table:formula="of:=[.G4]/[.$G$3]*10000" office:value-type="float" office:value="25.4176201372998">
            <text:p>25.417620137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25 by 20</text:p>
          </table:table-cell>
          <table:table-cell office:value-type="float" office:value="42490">
            <text:p>42490</text:p>
          </table:table-cell>
          <table:table-cell table:formula="of:=[.G5]/[.$G$3]*10000" office:value-type="float" office:value="243.077803203661">
            <text:p>243.0778032037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25 by 20</text:p>
          </table:table-cell>
          <table:table-cell office:value-type="float" office:value="254400">
            <text:p>254400</text:p>
          </table:table-cell>
          <table:table-cell table:formula="of:=[.G6]/[.$G$3]*10000" office:value-type="float" office:value="1455.37757437071">
            <text:p>1455.3775743707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32">
            <text:p>32</text:p>
          </table:table-cell>
          <table:table-cell office:value-type="string">
            <text:p>25 by 20</text:p>
          </table:table-cell>
          <table:table-cell office:value-type="float" office:value="15150">
            <text:p>15150</text:p>
          </table:table-cell>
          <table:table-cell table:formula="of:=[.G7]/[.$G$3]*10000" office:value-type="float" office:value="86.6704805491991">
            <text:p>86.6704805492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[.G8]/[.$G$3]*10000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-2">
            <text:p>-2</text:p>
          </table:table-cell>
          <table:table-cell table:number-columns-repeated="4"/>
          <table:table-cell/>
          <table:table-cell table:formula="of:=[.G9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-1">
            <text:p>-1</text:p>
          </table:table-cell>
          <table:table-cell table:number-columns-repeated="4"/>
          <table:table-cell/>
          <table:table-cell table:formula="of:=[.G10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/>
          <table:table-cell/>
          <table:table-cell table:formula="of:=[.G11]/[.$G$3]*10000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-2">
            <text:p>-2</text:p>
          </table:table-cell>
          <table:table-cell table:number-columns-repeated="4"/>
          <table:table-cell/>
          <table:table-cell table:formula="of:=[.G12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-1">
            <text:p>-1</text:p>
          </table:table-cell>
          <table:table-cell table:number-columns-repeated="4"/>
          <table:table-cell/>
          <table:table-cell table:formula="of:=[.G13]/[.$G$3]*10000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number-columns-repeated="4"/>
          <table:table-cell/>
          <table:table-cell table:formula="of:=[.G14]/[.$G$3]*10000" office:value-type="float" office:value="0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okusei </meta:initial-creator>
    <meta:creation-date>2014-05-29T01:51:01</meta:creation-date>
    <dc:date>2014-05-29T01:59:23</dc:date>
    <dc:creator>unkokusei </dc:creator>
    <meta:editing-duration>PT7M37S</meta:editing-duration>
    <meta:editing-cycles>4</meta:editing-cycles>
    <meta:generator>LibreOffice/3.5$Linux_x86 LibreOffice_project/350m1$Build-2</meta:generator>
    <meta:document-statistic meta:table-count="3" meta:cell-count="62" meta:object-count="0"/>
  </office:meta>
</office:document-meta>
</file>